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2-01T00:00:00" table:style-name="ce5">
            <text:p>2022/2/1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47271" table:style-name="ce6">
            <text:p>47,271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2493" table:style-name="ce6">
            <text:p>22,493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259" table:style-name="ce6">
            <text:p>1,259<text:s/></text:p>
          </table:table-cell>
          <table:table-cell table:number-columns-repeated="16264"/>
        </table:table-row>
        <table:table-row table:style-name="ro2">
          <table:table-cell office:value-type="date" office:date-value="2022-02-02T00:00:00" table:style-name="ce5">
            <text:p>2022/2/2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53118" table:style-name="ce6">
            <text:p>53,118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694" table:style-name="ce6">
            <text:p>1,694<text:s/></text:p>
          </table:table-cell>
          <table:table-cell table:number-columns-repeated="16264"/>
        </table:table-row>
        <table:table-row table:style-name="ro2">
          <table:table-cell office:value-type="date" office:date-value="2022-02-03T00:00:00" table:style-name="ce5">
            <text:p>2022/2/3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9800" table:style-name="ce6">
            <text:p>49,800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460" table:style-name="ce6">
            <text:p>1,460<text:s/></text:p>
          </table:table-cell>
          <table:table-cell table:number-columns-repeated="16264"/>
        </table:table-row>
        <table:table-row table:style-name="ro2">
          <table:table-cell office:value-type="date" office:date-value="2022-02-04T00:00:00" table:style-name="ce5">
            <text:p>2022/2/4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56028" table:style-name="ce6">
            <text:p>56,028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30862" table:style-name="ce6">
            <text:p>30,86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856" table:style-name="ce6">
            <text:p>1,856<text:s/></text:p>
          </table:table-cell>
          <table:table-cell table:number-columns-repeated="16264"/>
        </table:table-row>
        <table:table-row table:style-name="ro2">
          <table:table-cell office:value-type="date" office:date-value="2022-02-05T00:00:00" table:style-name="ce5">
            <text:p>2022/2/5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26886" table:style-name="ce6">
            <text:p>26,886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60295" table:style-name="ce6">
            <text:p>60,295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41885" table:style-name="ce6">
            <text:p>41,885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3477" table:style-name="ce6">
            <text:p>33,477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1881" table:style-name="ce6">
            <text:p>1,881<text:s/></text:p>
          </table:table-cell>
          <table:table-cell table:number-columns-repeated="16264"/>
        </table:table-row>
        <table:table-row table:style-name="ro2">
          <table:table-cell office:value-type="date" office:date-value="2022-02-06T00:00:00" table:style-name="ce5">
            <text:p>2022/2/6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24708" table:style-name="ce6">
            <text:p>24,708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997" table:style-name="ce6">
            <text:p>997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61600" table:style-name="ce6">
            <text:p>61,600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38817" table:style-name="ce6">
            <text:p>38,817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6497" table:style-name="ce6">
            <text:p>16,497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30678" table:style-name="ce6">
            <text:p>30,678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938" table:style-name="ce6">
            <text:p>1,938<text:s/></text:p>
          </table:table-cell>
          <table:table-cell table:number-columns-repeated="16264"/>
        </table:table-row>
        <table:table-row table:style-name="ro2">
          <table:table-cell office:value-type="date" office:date-value="2022-02-07T00:00:00" table:style-name="ce5">
            <text:p>2022/2/7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34665" table:style-name="ce6">
            <text:p>34,665<text:s/></text:p>
          </table:table-cell>
          <table:table-cell office:value-type="float" office:value="31752" table:style-name="ce6">
            <text:p>31,75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87615" table:style-name="ce6">
            <text:p>87,615<text:s/></text:p>
          </table:table-cell>
          <table:table-cell office:value-type="float" office:value="33063" table:style-name="ce6">
            <text:p>33,063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9863" table:style-name="ce6">
            <text:p>29,863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45528" table:style-name="ce6">
            <text:p>45,528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6256" table:style-name="ce6">
            <text:p>26,256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45786" table:style-name="ce6">
            <text:p>45,786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30400" table:style-name="ce6">
            <text:p>30,400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36" table:style-name="ce6">
            <text:p>4,036<text:s/></text:p>
          </table:table-cell>
          <table:table-cell table:number-columns-repeated="16264"/>
        </table:table-row>
        <table:table-row table:style-name="ro2">
          <table:table-cell office:value-type="date" office:date-value="2022-02-08T00:00:00" table:style-name="ce5">
            <text:p>2022/2/8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36132" table:style-name="ce6">
            <text:p>36,132<text:s/></text:p>
          </table:table-cell>
          <table:table-cell office:value-type="float" office:value="32784" table:style-name="ce6">
            <text:p>32,784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87076" table:style-name="ce6">
            <text:p>87,076<text:s/></text:p>
          </table:table-cell>
          <table:table-cell office:value-type="float" office:value="34932" table:style-name="ce6">
            <text:p>34,932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46240" table:style-name="ce6">
            <text:p>46,240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26097" table:style-name="ce6">
            <text:p>26,097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46930" table:style-name="ce6">
            <text:p>46,930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31605" table:style-name="ce6">
            <text:p>31,605<text:s/></text:p>
          </table:table-cell>
          <table:table-cell office:value-type="float" office:value="19175" table:style-name="ce6">
            <text:p>19,175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2-02-09T00:00:00" table:style-name="ce5">
            <text:p>2022/2/9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5856" table:style-name="ce6">
            <text:p>35,856<text:s/></text:p>
          </table:table-cell>
          <table:table-cell office:value-type="float" office:value="33767" table:style-name="ce6">
            <text:p>33,767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29621" table:style-name="ce6">
            <text:p>29,621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90429" table:style-name="ce6">
            <text:p>90,429<text:s/></text:p>
          </table:table-cell>
          <table:table-cell office:value-type="float" office:value="35708" table:style-name="ce6">
            <text:p>35,708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19277" table:style-name="ce6">
            <text:p>19,277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46660" table:style-name="ce6">
            <text:p>46,660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8012" table:style-name="ce6">
            <text:p>28,012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47503" table:style-name="ce6">
            <text:p>47,503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31757" table:style-name="ce6">
            <text:p>31,757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4086" table:style-name="ce6">
            <text:p>4,086<text:s/></text:p>
          </table:table-cell>
          <table:table-cell table:number-columns-repeated="16264"/>
        </table:table-row>
        <table:table-row table:style-name="ro2">
          <table:table-cell office:value-type="date" office:date-value="2022-02-10T00:00:00" table:style-name="ce5">
            <text:p>2022/2/10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36769" table:style-name="ce6">
            <text:p>36,769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93985" table:style-name="ce6">
            <text:p>93,985<text:s/></text:p>
          </table:table-cell>
          <table:table-cell office:value-type="float" office:value="37149" table:style-name="ce6">
            <text:p>37,149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47509" table:style-name="ce6">
            <text:p>47,509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8901" table:style-name="ce6">
            <text:p>28,901<text:s/></text:p>
          </table:table-cell>
          <table:table-cell office:value-type="float" office:value="17663" table:style-name="ce6">
            <text:p>17,663<text:s/></text:p>
          </table:table-cell>
          <table:table-cell office:value-type="float" office:value="49032" table:style-name="ce6">
            <text:p>49,032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4265" table:style-name="ce6">
            <text:p>4,265<text:s/></text:p>
          </table:table-cell>
          <table:table-cell table:number-columns-repeated="16264"/>
        </table:table-row>
        <table:table-row table:style-name="ro2">
          <table:table-cell office:value-type="date" office:date-value="2022-02-11T00:00:00" table:style-name="ce5">
            <text:p>2022/2/11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37885" table:style-name="ce6">
            <text:p>37,885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106865" table:style-name="ce6">
            <text:p>106,865<text:s/></text:p>
          </table:table-cell>
          <table:table-cell office:value-type="float" office:value="41348" table:style-name="ce6">
            <text:p>41,348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27113" table:style-name="ce6">
            <text:p>27,11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33712" table:style-name="ce6">
            <text:p>33,712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52348" table:style-name="ce6">
            <text:p>52,34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8299" table:style-name="ce6">
            <text:p>28,299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54971" table:style-name="ce6">
            <text:p>54,971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34212" table:style-name="ce6">
            <text:p>34,212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430" table:style-name="ce6">
            <text:p>4,430<text:s/></text:p>
          </table:table-cell>
          <table:table-cell table:number-columns-repeated="16264"/>
        </table:table-row>
        <table:table-row table:style-name="ro2">
          <table:table-cell office:value-type="date" office:date-value="2022-02-12T00:00:00" table:style-name="ce5">
            <text:p>2022/2/12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35446" table:style-name="ce6">
            <text:p>35,446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99613" table:style-name="ce6">
            <text:p>99,613<text:s/></text:p>
          </table:table-cell>
          <table:table-cell office:value-type="float" office:value="40484" table:style-name="ce6">
            <text:p>40,484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52794" table:style-name="ce6">
            <text:p>52,794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42941" table:style-name="ce6">
            <text:p>42,941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5922" table:style-name="ce6">
            <text:p>25,922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2525" table:style-name="ce6">
            <text:p>2,525<text:s/></text:p>
          </table:table-cell>
          <table:table-cell table:number-columns-repeated="16264"/>
        </table:table-row>
        <table:table-row table:style-name="ro2">
          <table:table-cell office:value-type="date" office:date-value="2022-02-13T00:00:00" table:style-name="ce5">
            <text:p>2022/2/13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93982" table:style-name="ce6">
            <text:p>93,982<text:s/></text:p>
          </table:table-cell>
          <table:table-cell office:value-type="float" office:value="33127" table:style-name="ce6">
            <text:p>33,127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2172" table:style-name="ce6">
            <text:p>22,172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44051" table:style-name="ce6">
            <text:p>44,051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36802" table:style-name="ce6">
            <text:p>36,802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2250" table:style-name="ce6">
            <text:p>2,250<text:s/></text:p>
          </table:table-cell>
          <table:table-cell table:number-columns-repeated="16264"/>
        </table:table-row>
        <table:table-row table:style-name="ro2">
          <table:table-cell office:value-type="date" office:date-value="2022-02-14T00:00:00" table:style-name="ce5">
            <text:p>2022/2/14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38428" table:style-name="ce6">
            <text:p>38,428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31989" table:style-name="ce6">
            <text:p>31,989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95167" table:style-name="ce6">
            <text:p>95,167<text:s/></text:p>
          </table:table-cell>
          <table:table-cell office:value-type="float" office:value="37138" table:style-name="ce6">
            <text:p>37,138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33259" table:style-name="ce6">
            <text:p>33,259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46994" table:style-name="ce6">
            <text:p>46,994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53065" table:style-name="ce6">
            <text:p>53,065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4471" table:style-name="ce6">
            <text:p>4,471<text:s/></text:p>
          </table:table-cell>
          <table:table-cell table:number-columns-repeated="16264"/>
        </table:table-row>
        <table:table-row table:style-name="ro2">
          <table:table-cell office:value-type="date" office:date-value="2022-02-15T00:00:00" table:style-name="ce5">
            <text:p>2022/2/15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33248" table:style-name="ce6">
            <text:p>33,248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31933" table:style-name="ce6">
            <text:p>31,933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89822" table:style-name="ce6">
            <text:p>89,822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21214" table:style-name="ce6">
            <text:p>21,214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32128" table:style-name="ce6">
            <text:p>32,128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3968" table:style-name="ce6">
            <text:p>43,968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49613" table:style-name="ce6">
            <text:p>49,613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33694" table:style-name="ce6">
            <text:p>33,694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4483" table:style-name="ce6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2-16T00:00:00" table:style-name="ce5">
            <text:p>2022/2/16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33994" table:style-name="ce6">
            <text:p>33,994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32239" table:style-name="ce6">
            <text:p>32,239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92479" table:style-name="ce6">
            <text:p>92,479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32194" table:style-name="ce6">
            <text:p>32,194<text:s/></text:p>
          </table:table-cell>
          <table:table-cell office:value-type="float" office:value="32880" table:style-name="ce6">
            <text:p>32,880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45674" table:style-name="ce6">
            <text:p>45,674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26118" table:style-name="ce6">
            <text:p>26,118<text:s/></text:p>
          </table:table-cell>
          <table:table-cell office:value-type="float" office:value="29252" table:style-name="ce6">
            <text:p>29,252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50364" table:style-name="ce6">
            <text:p>50,364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4457" table:style-name="ce6">
            <text:p>4,457<text:s/></text:p>
          </table:table-cell>
          <table:table-cell table:number-columns-repeated="16264"/>
        </table:table-row>
        <table:table-row table:style-name="ro2">
          <table:table-cell office:value-type="date" office:date-value="2022-02-17T00:00:00" table:style-name="ce5">
            <text:p>2022/2/17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34919" table:style-name="ce6">
            <text:p>34,919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29411" table:style-name="ce6">
            <text:p>29,411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32164" table:style-name="ce6">
            <text:p>32,164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95190" table:style-name="ce6">
            <text:p>95,190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23370" table:style-name="ce6">
            <text:p>23,370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33027" table:style-name="ce6">
            <text:p>33,027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45510" table:style-name="ce6">
            <text:p>45,510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29101" table:style-name="ce6">
            <text:p>29,101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51761" table:style-name="ce6">
            <text:p>51,761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486" table:style-name="ce6">
            <text:p>4,486<text:s/></text:p>
          </table:table-cell>
          <table:table-cell table:number-columns-repeated="16264"/>
        </table:table-row>
        <table:table-row table:style-name="ro2">
          <table:table-cell office:value-type="date" office:date-value="2022-02-18T00:00:00" table:style-name="ce5">
            <text:p>2022/2/18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40824" table:style-name="ce6">
            <text:p>40,824<text:s/></text:p>
          </table:table-cell>
          <table:table-cell office:value-type="float" office:value="37317" table:style-name="ce6">
            <text:p>37,317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30793" table:style-name="ce6">
            <text:p>30,793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33407" table:style-name="ce6">
            <text:p>33,407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117324" table:style-name="ce6">
            <text:p>117,324<text:s/></text:p>
          </table:table-cell>
          <table:table-cell office:value-type="float" office:value="42907" table:style-name="ce6">
            <text:p>42,907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37186" table:style-name="ce6">
            <text:p>37,186<text:s/></text:p>
          </table:table-cell>
          <table:table-cell office:value-type="float" office:value="33892" table:style-name="ce6">
            <text:p>33,892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53118" table:style-name="ce6">
            <text:p>53,118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3802" table:style-name="ce6">
            <text:p>33,802<text:s/></text:p>
          </table:table-cell>
          <table:table-cell office:value-type="float" office:value="20311" table:style-name="ce6">
            <text:p>20,311<text:s/></text:p>
          </table:table-cell>
          <table:table-cell office:value-type="float" office:value="59011" table:style-name="ce6">
            <text:p>59,011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36381" table:style-name="ce6">
            <text:p>36,381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4807" table:style-name="ce6">
            <text:p>4,807<text:s/></text:p>
          </table:table-cell>
          <table:table-cell table:number-columns-repeated="16264"/>
        </table:table-row>
        <table:table-row table:style-name="ro2">
          <table:table-cell office:value-type="date" office:date-value="2022-02-19T00:00:00" table:style-name="ce5">
            <text:p>2022/2/19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35746" table:style-name="ce6">
            <text:p>35,746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00716" table:style-name="ce6">
            <text:p>100,716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128" table:style-name="ce6">
            <text:p>54,128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44811" table:style-name="ce6">
            <text:p>44,811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2-02-20T00:00:00" table:style-name="ce5">
            <text:p>2022/2/20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88887" table:style-name="ce6">
            <text:p>88,887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39556" table:style-name="ce6">
            <text:p>39,556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33986" table:style-name="ce6">
            <text:p>33,98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155" table:style-name="ce6">
            <text:p>2,155<text:s/></text:p>
          </table:table-cell>
          <table:table-cell table:number-columns-repeated="16264"/>
        </table:table-row>
        <table:table-row table:style-name="ro2">
          <table:table-cell office:value-type="date" office:date-value="2022-02-21T00:00:00" table:style-name="ce5">
            <text:p>2022/2/21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39251" table:style-name="ce6">
            <text:p>39,251<text:s/></text:p>
          </table:table-cell>
          <table:table-cell office:value-type="float" office:value="32469" table:style-name="ce6">
            <text:p>32,469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28301" table:style-name="ce6">
            <text:p>28,301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95222" table:style-name="ce6">
            <text:p>95,222<text:s/></text:p>
          </table:table-cell>
          <table:table-cell office:value-type="float" office:value="34451" table:style-name="ce6">
            <text:p>34,451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21698" table:style-name="ce6">
            <text:p>21,698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34985" table:style-name="ce6">
            <text:p>34,985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44865" table:style-name="ce6">
            <text:p>44,865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29248" table:style-name="ce6">
            <text:p>29,248<text:s/></text:p>
          </table:table-cell>
          <table:table-cell office:value-type="float" office:value="27849" table:style-name="ce6">
            <text:p>27,849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51072" table:style-name="ce6">
            <text:p>51,072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20187" table:style-name="ce6">
            <text:p>20,187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760" table:style-name="ce6">
            <text:p>4,760<text:s/></text:p>
          </table:table-cell>
          <table:table-cell table:number-columns-repeated="16264"/>
        </table:table-row>
        <table:table-row table:style-name="ro2">
          <table:table-cell office:value-type="date" office:date-value="2022-02-22T00:00:00" table:style-name="ce5">
            <text:p>2022/2/22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40963" table:style-name="ce6">
            <text:p>40,963<text:s/></text:p>
          </table:table-cell>
          <table:table-cell office:value-type="float" office:value="35002" table:style-name="ce6">
            <text:p>35,002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34383" table:style-name="ce6">
            <text:p>34,383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94129" table:style-name="ce6">
            <text:p>94,129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28574" table:style-name="ce6">
            <text:p>28,574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3329" table:style-name="ce6">
            <text:p>23,329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36204" table:style-name="ce6">
            <text:p>36,204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46747" table:style-name="ce6">
            <text:p>46,747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9799" table:style-name="ce6">
            <text:p>29,799<text:s/></text:p>
          </table:table-cell>
          <table:table-cell office:value-type="float" office:value="29304" table:style-name="ce6">
            <text:p>29,304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52858" table:style-name="ce6">
            <text:p>52,858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765" table:style-name="ce6">
            <text:p>4,765<text:s/></text:p>
          </table:table-cell>
          <table:table-cell table:number-columns-repeated="16264"/>
        </table:table-row>
        <table:table-row table:style-name="ro2">
          <table:table-cell office:value-type="date" office:date-value="2022-02-23T00:00:00" table:style-name="ce5">
            <text:p>2022/2/23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41221" table:style-name="ce6">
            <text:p>41,221<text:s/></text:p>
          </table:table-cell>
          <table:table-cell office:value-type="float" office:value="35688" table:style-name="ce6">
            <text:p>35,688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29894" table:style-name="ce6">
            <text:p>29,894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31183" table:style-name="ce6">
            <text:p>31,183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34400" table:style-name="ce6">
            <text:p>34,400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96898" table:style-name="ce6">
            <text:p>96,898<text:s/></text:p>
          </table:table-cell>
          <table:table-cell office:value-type="float" office:value="37360" table:style-name="ce6">
            <text:p>37,360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7258" table:style-name="ce6">
            <text:p>17,258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48210" table:style-name="ce6">
            <text:p>48,210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53046" table:style-name="ce6">
            <text:p>53,04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7218" table:style-name="ce6">
            <text:p>37,218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749" table:style-name="ce6">
            <text:p>4,749<text:s/></text:p>
          </table:table-cell>
          <table:table-cell table:number-columns-repeated="16264"/>
        </table:table-row>
        <table:table-row table:style-name="ro2">
          <table:table-cell office:value-type="date" office:date-value="2022-02-24T00:00:00" table:style-name="ce5">
            <text:p>2022/2/24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40724" table:style-name="ce6">
            <text:p>40,724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30190" table:style-name="ce6">
            <text:p>30,190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30308" table:style-name="ce6">
            <text:p>30,308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3869" table:style-name="ce6">
            <text:p>33,869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8949" table:style-name="ce6">
            <text:p>18,949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04011" table:style-name="ce6">
            <text:p>104,011<text:s/></text:p>
          </table:table-cell>
          <table:table-cell office:value-type="float" office:value="38363" table:style-name="ce6">
            <text:p>38,363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28821" table:style-name="ce6">
            <text:p>28,82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35377" table:style-name="ce6">
            <text:p>35,377<text:s/></text:p>
          </table:table-cell>
          <table:table-cell office:value-type="float" office:value="36055" table:style-name="ce6">
            <text:p>36,055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49221" table:style-name="ce6">
            <text:p>49,221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54846" table:style-name="ce6">
            <text:p>54,846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4677" table:style-name="ce6">
            <text:p>4,677<text:s/></text:p>
          </table:table-cell>
          <table:table-cell table:number-columns-repeated="16264"/>
        </table:table-row>
        <table:table-row table:style-name="ro2">
          <table:table-cell office:value-type="date" office:date-value="2022-02-25T00:00:00" table:style-name="ce5">
            <text:p>2022/2/25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41626" table:style-name="ce6">
            <text:p>41,626<text:s/></text:p>
          </table:table-cell>
          <table:table-cell office:value-type="float" office:value="41380" table:style-name="ce6">
            <text:p>41,380<text:s/></text:p>
          </table:table-cell>
          <table:table-cell office:value-type="float" office:value="24693" table:style-name="ce6">
            <text:p>24,693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31079" table:style-name="ce6">
            <text:p>31,079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26359" table:style-name="ce6">
            <text:p>26,359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4853" table:style-name="ce6">
            <text:p>34,853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44228" table:style-name="ce6">
            <text:p>144,228<text:s/></text:p>
          </table:table-cell>
          <table:table-cell office:value-type="float" office:value="44694" table:style-name="ce6">
            <text:p>44,694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31732" table:style-name="ce6">
            <text:p>31,732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29860" table:style-name="ce6">
            <text:p>29,860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39972" table:style-name="ce6">
            <text:p>39,972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3726" table:style-name="ce6">
            <text:p>23,726<text:s/></text:p>
          </table:table-cell>
          <table:table-cell office:value-type="float" office:value="57825" table:style-name="ce6">
            <text:p>57,825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32519" table:style-name="ce6">
            <text:p>32,519<text:s/></text:p>
          </table:table-cell>
          <table:table-cell office:value-type="float" office:value="33779" table:style-name="ce6">
            <text:p>33,779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61938" table:style-name="ce6">
            <text:p>61,938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36918" table:style-name="ce6">
            <text:p>36,918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920" table:style-name="ce6">
            <text:p>4,920<text:s/></text:p>
          </table:table-cell>
          <table:table-cell table:number-columns-repeated="16264"/>
        </table:table-row>
        <table:table-row table:style-name="ro2">
          <table:table-cell office:value-type="date" office:date-value="2022-02-26T00:00:00" table:style-name="ce5">
            <text:p>2022/2/26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36766" table:style-name="ce6">
            <text:p>36,766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23856" table:style-name="ce6">
            <text:p>123,856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21335" table:style-name="ce6">
            <text:p>21,335<text:s/></text:p>
          </table:table-cell>
          <table:table-cell office:value-type="float" office:value="32607" table:style-name="ce6">
            <text:p>32,607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61131" table:style-name="ce6">
            <text:p>61,13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48749" table:style-name="ce6">
            <text:p>48,749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783" table:style-name="ce6">
            <text:p>2,783<text:s/></text:p>
          </table:table-cell>
          <table:table-cell table:number-columns-repeated="16264"/>
        </table:table-row>
        <table:table-row table:style-name="ro2">
          <table:table-cell office:value-type="date" office:date-value="2022-02-27T00:00:00" table:style-name="ce5">
            <text:p>2022/2/27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31590" table:style-name="ce6">
            <text:p>31,590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7115" table:style-name="ce6">
            <text:p>107,115<text:s/></text:p>
          </table:table-cell>
          <table:table-cell office:value-type="float" office:value="39351" table:style-name="ce6">
            <text:p>39,351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36528" table:style-name="ce6">
            <text:p>36,528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45051" table:style-name="ce6">
            <text:p>45,051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58895" table:style-name="ce6">
            <text:p>58,895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43170" table:style-name="ce6">
            <text:p>43,170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808" table:style-name="ce6">
            <text:p>2,808<text:s/></text:p>
          </table:table-cell>
          <table:table-cell table:number-columns-repeated="16264"/>
        </table:table-row>
        <table:table-row table:style-name="ro2">
          <table:table-cell office:value-type="date" office:date-value="2022-02-28T00:00:00" table:style-name="ce5">
            <text:p>2022/2/28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96622" table:style-name="ce6">
            <text:p>96,622<text:s/></text:p>
          </table:table-cell>
          <table:table-cell office:value-type="float" office:value="34494" table:style-name="ce6">
            <text:p>34,494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42049" table:style-name="ce6">
            <text:p>42,049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47484" table:style-name="ce6">
            <text:p>47,484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516" table:style-name="ce6">
            <text:p>2,516<text:s/></text:p>
          </table:table-cell>
          <table:table-cell table:number-columns-repeated="16264"/>
        </table:table-row>
        <table:table-row table:style-name="ro3">
          <table:table-cell table:style-name="ce7"/>
          <table:table-cell table:style-name="ce9"/>
          <table:table-cell table:number-columns-repeated="118" table:style-name="ce8"/>
          <table:table-cell table:number-columns-repeated="16264"/>
        </table:table-row>
        <table:table-row table:number-rows-repeated="1048546" table:style-name="ro4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2-01T00:00:00" table:style-name="ce5">
            <text:p>2022/2/1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2954" table:style-name="ce6">
            <text:p>42,954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22" table:style-name="ce6">
            <text:p>322<text:s/></text:p>
          </table:table-cell>
          <table:table-cell office:value-type="float" office:value="557" table:style-name="ce6">
            <text:p>557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537" table:style-name="ce6">
            <text:p>537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1200" table:style-name="ce6">
            <text:p>1,200<text:s/></text:p>
          </table:table-cell>
          <table:table-cell table:number-columns-repeated="16264"/>
        </table:table-row>
        <table:table-row table:style-name="ro2">
          <table:table-cell office:value-type="date" office:date-value="2022-02-02T00:00:00" table:style-name="ce5">
            <text:p>2022/2/2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56120" table:style-name="ce6">
            <text:p>56,120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625" table:style-name="ce6">
            <text:p>1,625<text:s/></text:p>
          </table:table-cell>
          <table:table-cell table:number-columns-repeated="16264"/>
        </table:table-row>
        <table:table-row table:style-name="ro2">
          <table:table-cell office:value-type="date" office:date-value="2022-02-03T00:00:00" table:style-name="ce5">
            <text:p>2022/2/3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64914" table:style-name="ce6">
            <text:p>64,914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340" table:style-name="ce6">
            <text:p>1,340<text:s/></text:p>
          </table:table-cell>
          <table:table-cell table:number-columns-repeated="16264"/>
        </table:table-row>
        <table:table-row table:style-name="ro2">
          <table:table-cell office:value-type="date" office:date-value="2022-02-04T00:00:00" table:style-name="ce5">
            <text:p>2022/2/4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7743" table:style-name="ce6">
            <text:p>77,743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34968" table:style-name="ce6">
            <text:p>34,968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31745" table:style-name="ce6">
            <text:p>31,745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78" table:style-name="ce6">
            <text:p>478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587" table:style-name="ce6">
            <text:p>1,587<text:s/></text:p>
          </table:table-cell>
          <table:table-cell table:number-columns-repeated="16264"/>
        </table:table-row>
        <table:table-row table:style-name="ro2">
          <table:table-cell office:value-type="date" office:date-value="2022-02-05T00:00:00" table:style-name="ce5">
            <text:p>2022/2/5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7485" table:style-name="ce6">
            <text:p>17,485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87912" table:style-name="ce6">
            <text:p>87,912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39997" table:style-name="ce6">
            <text:p>39,99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34510" table:style-name="ce6">
            <text:p>34,510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1716" table:style-name="ce6">
            <text:p>1,716<text:s/></text:p>
          </table:table-cell>
          <table:table-cell table:number-columns-repeated="16264"/>
        </table:table-row>
        <table:table-row table:style-name="ro2">
          <table:table-cell office:value-type="date" office:date-value="2022-02-06T00:00:00" table:style-name="ce5">
            <text:p>2022/2/6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90838" table:style-name="ce6">
            <text:p>90,838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38363" table:style-name="ce6">
            <text:p>38,363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71" table:style-name="ce6">
            <text:p>1,771<text:s/></text:p>
          </table:table-cell>
          <table:table-cell table:number-columns-repeated="16264"/>
        </table:table-row>
        <table:table-row table:style-name="ro2">
          <table:table-cell office:value-type="date" office:date-value="2022-02-07T00:00:00" table:style-name="ce5">
            <text:p>2022/2/7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33382" table:style-name="ce6">
            <text:p>33,382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103919" table:style-name="ce6">
            <text:p>103,919<text:s/></text:p>
          </table:table-cell>
          <table:table-cell office:value-type="float" office:value="33013" table:style-name="ce6">
            <text:p>33,01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7302" table:style-name="ce6">
            <text:p>17,302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20747" table:style-name="ce6">
            <text:p>20,747<text:s/></text:p>
          </table:table-cell>
          <table:table-cell office:value-type="float" office:value="45763" table:style-name="ce6">
            <text:p>45,763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44265" table:style-name="ce6">
            <text:p>44,265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106" table:style-name="ce6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2-02-08T00:00:00" table:style-name="ce5">
            <text:p>2022/2/8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4442" table:style-name="ce6">
            <text:p>34,442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28320" table:style-name="ce6">
            <text:p>28,320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94650" table:style-name="ce6">
            <text:p>94,650<text:s/></text:p>
          </table:table-cell>
          <table:table-cell office:value-type="float" office:value="34016" table:style-name="ce6">
            <text:p>34,016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23650" table:style-name="ce6">
            <text:p>23,650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27621" table:style-name="ce6">
            <text:p>27,621<text:s/></text:p>
          </table:table-cell>
          <table:table-cell office:value-type="float" office:value="31477" table:style-name="ce6">
            <text:p>31,477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46413" table:style-name="ce6">
            <text:p>46,413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5253" table:style-name="ce6">
            <text:p>45,253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0238" table:style-name="ce6">
            <text:p>30,238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4282" table:style-name="ce6">
            <text:p>4,282<text:s/></text:p>
          </table:table-cell>
          <table:table-cell table:number-columns-repeated="16264"/>
        </table:table-row>
        <table:table-row table:style-name="ro2">
          <table:table-cell office:value-type="date" office:date-value="2022-02-09T00:00:00" table:style-name="ce5">
            <text:p>2022/2/9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33951" table:style-name="ce6">
            <text:p>33,951<text:s/></text:p>
          </table:table-cell>
          <table:table-cell office:value-type="float" office:value="33561" table:style-name="ce6">
            <text:p>33,561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21900" table:style-name="ce6">
            <text:p>21,900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96336" table:style-name="ce6">
            <text:p>96,336<text:s/></text:p>
          </table:table-cell>
          <table:table-cell office:value-type="float" office:value="35310" table:style-name="ce6">
            <text:p>35,310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31550" table:style-name="ce6">
            <text:p>31,550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46499" table:style-name="ce6">
            <text:p>46,499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45701" table:style-name="ce6">
            <text:p>45,701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4157" table:style-name="ce6">
            <text:p>4,157<text:s/></text:p>
          </table:table-cell>
          <table:table-cell table:number-columns-repeated="16264"/>
        </table:table-row>
        <table:table-row table:style-name="ro2">
          <table:table-cell office:value-type="date" office:date-value="2022-02-10T00:00:00" table:style-name="ce5">
            <text:p>2022/2/10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34334" table:style-name="ce6">
            <text:p>34,334<text:s/></text:p>
          </table:table-cell>
          <table:table-cell office:value-type="float" office:value="18118" table:style-name="ce6">
            <text:p>18,11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99164" table:style-name="ce6">
            <text:p>99,164<text:s/></text:p>
          </table:table-cell>
          <table:table-cell office:value-type="float" office:value="36498" table:style-name="ce6">
            <text:p>36,498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31606" table:style-name="ce6">
            <text:p>31,606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47535" table:style-name="ce6">
            <text:p>47,535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47705" table:style-name="ce6">
            <text:p>47,705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0460" table:style-name="ce6">
            <text:p>20,460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4225" table:style-name="ce6">
            <text:p>4,225<text:s/></text:p>
          </table:table-cell>
          <table:table-cell table:number-columns-repeated="16264"/>
        </table:table-row>
        <table:table-row table:style-name="ro2">
          <table:table-cell office:value-type="date" office:date-value="2022-02-11T00:00:00" table:style-name="ce5">
            <text:p>2022/2/11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5119" table:style-name="ce6">
            <text:p>35,119<text:s/></text:p>
          </table:table-cell>
          <table:table-cell office:value-type="float" office:value="37728" table:style-name="ce6">
            <text:p>37,728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0203" table:style-name="ce6">
            <text:p>20,203<text:s/></text:p>
          </table:table-cell>
          <table:table-cell office:value-type="float" office:value="108523" table:style-name="ce6">
            <text:p>108,523<text:s/></text:p>
          </table:table-cell>
          <table:table-cell office:value-type="float" office:value="39809" table:style-name="ce6">
            <text:p>39,809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20436" table:style-name="ce6">
            <text:p>20,436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50303" table:style-name="ce6">
            <text:p>50,303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30349" table:style-name="ce6">
            <text:p>30,349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52584" table:style-name="ce6">
            <text:p>52,584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2492" table:style-name="ce6">
            <text:p>32,492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2-02-12T00:00:00" table:style-name="ce5">
            <text:p>2022/2/12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35334" table:style-name="ce6">
            <text:p>35,334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03236" table:style-name="ce6">
            <text:p>103,236<text:s/></text:p>
          </table:table-cell>
          <table:table-cell office:value-type="float" office:value="38853" table:style-name="ce6">
            <text:p>38,853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33942" table:style-name="ce6">
            <text:p>33,942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9731" table:style-name="ce6">
            <text:p>19,731<text:s/></text:p>
          </table:table-cell>
          <table:table-cell office:value-type="float" office:value="50023" table:style-name="ce6">
            <text:p>50,023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42701" table:style-name="ce6">
            <text:p>42,701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473" table:style-name="ce6">
            <text:p>2,473<text:s/></text:p>
          </table:table-cell>
          <table:table-cell table:number-columns-repeated="16264"/>
        </table:table-row>
        <table:table-row table:style-name="ro2">
          <table:table-cell office:value-type="date" office:date-value="2022-02-13T00:00:00" table:style-name="ce5">
            <text:p>2022/2/13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102874" table:style-name="ce6">
            <text:p>102,874<text:s/></text:p>
          </table:table-cell>
          <table:table-cell office:value-type="float" office:value="32640" table:style-name="ce6">
            <text:p>32,640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44772" table:style-name="ce6">
            <text:p>44,772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38911" table:style-name="ce6">
            <text:p>38,911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006" table:style-name="ce6">
            <text:p>2,006<text:s/></text:p>
          </table:table-cell>
          <table:table-cell table:number-columns-repeated="16264"/>
        </table:table-row>
        <table:table-row table:style-name="ro2">
          <table:table-cell office:value-type="date" office:date-value="2022-02-14T00:00:00" table:style-name="ce5">
            <text:p>2022/2/14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28655" table:style-name="ce6">
            <text:p>28,655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30880" table:style-name="ce6">
            <text:p>30,880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99650" table:style-name="ce6">
            <text:p>99,650<text:s/></text:p>
          </table:table-cell>
          <table:table-cell office:value-type="float" office:value="36001" table:style-name="ce6">
            <text:p>36,001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30016" table:style-name="ce6">
            <text:p>30,016<text:s/></text:p>
          </table:table-cell>
          <table:table-cell office:value-type="float" office:value="33037" table:style-name="ce6">
            <text:p>33,037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46465" table:style-name="ce6">
            <text:p>46,465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8349" table:style-name="ce6">
            <text:p>28,349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51561" table:style-name="ce6">
            <text:p>51,561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3350" table:style-name="ce6">
            <text:p>33,350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21578" table:style-name="ce6">
            <text:p>21,578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398" table:style-name="ce6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2-02-15T00:00:00" table:style-name="ce5">
            <text:p>2022/2/15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33400" table:style-name="ce6">
            <text:p>33,400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29064" table:style-name="ce6">
            <text:p>29,064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30382" table:style-name="ce6">
            <text:p>30,382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91795" table:style-name="ce6">
            <text:p>91,795<text:s/></text:p>
          </table:table-cell>
          <table:table-cell office:value-type="float" office:value="34476" table:style-name="ce6">
            <text:p>34,476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32854" table:style-name="ce6">
            <text:p>32,854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23200" table:style-name="ce6">
            <text:p>23,200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48750" table:style-name="ce6">
            <text:p>48,750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33207" table:style-name="ce6">
            <text:p>33,207<text:s/></text:p>
          </table:table-cell>
          <table:table-cell office:value-type="float" office:value="20301" table:style-name="ce6">
            <text:p>20,301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2-16T00:00:00" table:style-name="ce5">
            <text:p>2022/2/16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34172" table:style-name="ce6">
            <text:p>34,172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95486" table:style-name="ce6">
            <text:p>95,486<text:s/></text:p>
          </table:table-cell>
          <table:table-cell office:value-type="float" office:value="35638" table:style-name="ce6">
            <text:p>35,638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46102" table:style-name="ce6">
            <text:p>46,102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26533" table:style-name="ce6">
            <text:p>26,533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49053" table:style-name="ce6">
            <text:p>49,053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33824" table:style-name="ce6">
            <text:p>33,824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2-02-17T00:00:00" table:style-name="ce5">
            <text:p>2022/2/17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36664" table:style-name="ce6">
            <text:p>36,664<text:s/></text:p>
          </table:table-cell>
          <table:table-cell office:value-type="float" office:value="35190" table:style-name="ce6">
            <text:p>35,190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2088" table:style-name="ce6">
            <text:p>22,088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97048" table:style-name="ce6">
            <text:p>97,048<text:s/></text:p>
          </table:table-cell>
          <table:table-cell office:value-type="float" office:value="36416" table:style-name="ce6">
            <text:p>36,416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33450" table:style-name="ce6">
            <text:p>33,450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45197" table:style-name="ce6">
            <text:p>45,197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50249" table:style-name="ce6">
            <text:p>50,249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3511" table:style-name="ce6">
            <text:p>33,511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4394" table:style-name="ce6">
            <text:p>4,394<text:s/></text:p>
          </table:table-cell>
          <table:table-cell table:number-columns-repeated="16264"/>
        </table:table-row>
        <table:table-row table:style-name="ro2">
          <table:table-cell office:value-type="date" office:date-value="2022-02-18T00:00:00" table:style-name="ce5">
            <text:p>2022/2/18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38281" table:style-name="ce6">
            <text:p>38,281<text:s/></text:p>
          </table:table-cell>
          <table:table-cell office:value-type="float" office:value="39454" table:style-name="ce6">
            <text:p>39,454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114690" table:style-name="ce6">
            <text:p>114,690<text:s/></text:p>
          </table:table-cell>
          <table:table-cell office:value-type="float" office:value="41497" table:style-name="ce6">
            <text:p>41,497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27790" table:style-name="ce6">
            <text:p>27,790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3430" table:style-name="ce6">
            <text:p>33,430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51088" table:style-name="ce6">
            <text:p>51,088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29543" table:style-name="ce6">
            <text:p>29,543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6441" table:style-name="ce6">
            <text:p>56,441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4814" table:style-name="ce6">
            <text:p>34,814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style-name="ro2">
          <table:table-cell office:value-type="date" office:date-value="2022-02-19T00:00:00" table:style-name="ce5">
            <text:p>2022/2/19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4592" table:style-name="ce6">
            <text:p>24,592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05338" table:style-name="ce6">
            <text:p>105,338<text:s/></text:p>
          </table:table-cell>
          <table:table-cell office:value-type="float" office:value="40686" table:style-name="ce6">
            <text:p>40,686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8326" table:style-name="ce6">
            <text:p>18,326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52692" table:style-name="ce6">
            <text:p>52,692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44447" table:style-name="ce6">
            <text:p>44,447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597" table:style-name="ce6">
            <text:p>2,597<text:s/></text:p>
          </table:table-cell>
          <table:table-cell table:number-columns-repeated="16264"/>
        </table:table-row>
        <table:table-row table:style-name="ro2">
          <table:table-cell office:value-type="date" office:date-value="2022-02-20T00:00:00" table:style-name="ce5">
            <text:p>2022/2/20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103678" table:style-name="ce6">
            <text:p>103,678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41079" table:style-name="ce6">
            <text:p>41,079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35300" table:style-name="ce6">
            <text:p>35,30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954" table:style-name="ce6">
            <text:p>1,954<text:s/></text:p>
          </table:table-cell>
          <table:table-cell table:number-columns-repeated="16264"/>
        </table:table-row>
        <table:table-row table:style-name="ro2">
          <table:table-cell office:value-type="date" office:date-value="2022-02-21T00:00:00" table:style-name="ce5">
            <text:p>2022/2/21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37985" table:style-name="ce6">
            <text:p>37,985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29602" table:style-name="ce6">
            <text:p>29,602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31665" table:style-name="ce6">
            <text:p>31,665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00209" table:style-name="ce6">
            <text:p>100,209<text:s/></text:p>
          </table:table-cell>
          <table:table-cell office:value-type="float" office:value="33942" table:style-name="ce6">
            <text:p>33,942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45131" table:style-name="ce6">
            <text:p>45,131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29581" table:style-name="ce6">
            <text:p>29,581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49676" table:style-name="ce6">
            <text:p>49,676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18796" table:style-name="ce6">
            <text:p>18,79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4600" table:style-name="ce6">
            <text:p>4,600<text:s/></text:p>
          </table:table-cell>
          <table:table-cell table:number-columns-repeated="16264"/>
        </table:table-row>
        <table:table-row table:style-name="ro2">
          <table:table-cell office:value-type="date" office:date-value="2022-02-22T00:00:00" table:style-name="ce5">
            <text:p>2022/2/22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38994" table:style-name="ce6">
            <text:p>38,994<text:s/></text:p>
          </table:table-cell>
          <table:table-cell office:value-type="float" office:value="34951" table:style-name="ce6">
            <text:p>34,951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15775" table:style-name="ce6">
            <text:p>15,775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5775" table:style-name="ce6">
            <text:p>15,775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96413" table:style-name="ce6">
            <text:p>96,413<text:s/></text:p>
          </table:table-cell>
          <table:table-cell office:value-type="float" office:value="36279" table:style-name="ce6">
            <text:p>36,279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30603" table:style-name="ce6">
            <text:p>30,603<text:s/></text:p>
          </table:table-cell>
          <table:table-cell office:value-type="float" office:value="36807" table:style-name="ce6">
            <text:p>36,807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46717" table:style-name="ce6">
            <text:p>46,717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51337" table:style-name="ce6">
            <text:p>51,337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21762" table:style-name="ce6">
            <text:p>21,762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35592" table:style-name="ce6">
            <text:p>35,592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21400" table:style-name="ce6">
            <text:p>21,400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711" table:style-name="ce6">
            <text:p>4,711<text:s/></text:p>
          </table:table-cell>
          <table:table-cell table:number-columns-repeated="16264"/>
        </table:table-row>
        <table:table-row table:style-name="ro2">
          <table:table-cell office:value-type="date" office:date-value="2022-02-23T00:00:00" table:style-name="ce5">
            <text:p>2022/2/23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9443" table:style-name="ce6">
            <text:p>39,443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31402" table:style-name="ce6">
            <text:p>31,40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31046" table:style-name="ce6">
            <text:p>31,046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97969" table:style-name="ce6">
            <text:p>97,969<text:s/></text:p>
          </table:table-cell>
          <table:table-cell office:value-type="float" office:value="36823" table:style-name="ce6">
            <text:p>36,823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31241" table:style-name="ce6">
            <text:p>31,241<text:s/></text:p>
          </table:table-cell>
          <table:table-cell office:value-type="float" office:value="37206" table:style-name="ce6">
            <text:p>37,206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47926" table:style-name="ce6">
            <text:p>47,926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30881" table:style-name="ce6">
            <text:p>30,881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51597" table:style-name="ce6">
            <text:p>51,597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36695" table:style-name="ce6">
            <text:p>36,695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746" table:style-name="ce6">
            <text:p>4,746<text:s/></text:p>
          </table:table-cell>
          <table:table-cell table:number-columns-repeated="16264"/>
        </table:table-row>
        <table:table-row table:style-name="ro2">
          <table:table-cell office:value-type="date" office:date-value="2022-02-24T00:00:00" table:style-name="ce5">
            <text:p>2022/2/24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38913" table:style-name="ce6">
            <text:p>38,913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30562" table:style-name="ce6">
            <text:p>30,562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20581" table:style-name="ce6">
            <text:p>20,581<text:s/></text:p>
          </table:table-cell>
          <table:table-cell office:value-type="float" office:value="101950" table:style-name="ce6">
            <text:p>101,950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31663" table:style-name="ce6">
            <text:p>31,663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48993" table:style-name="ce6">
            <text:p>48,993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30562" table:style-name="ce6">
            <text:p>30,562<text:s/></text:p>
          </table:table-cell>
          <table:table-cell office:value-type="float" office:value="29558" table:style-name="ce6">
            <text:p>29,558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53394" table:style-name="ce6">
            <text:p>53,394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35821" table:style-name="ce6">
            <text:p>35,821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25709" table:style-name="ce6">
            <text:p>25,709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604" table:style-name="ce6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2-25T00:00:00" table:style-name="ce5">
            <text:p>2022/2/25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38342" table:style-name="ce6">
            <text:p>38,342<text:s/></text:p>
          </table:table-cell>
          <table:table-cell office:value-type="float" office:value="40568" table:style-name="ce6">
            <text:p>40,568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32903" table:style-name="ce6">
            <text:p>32,90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30098" table:style-name="ce6">
            <text:p>30,098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34558" table:style-name="ce6">
            <text:p>34,558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123024" table:style-name="ce6">
            <text:p>123,024<text:s/></text:p>
          </table:table-cell>
          <table:table-cell office:value-type="float" office:value="43086" table:style-name="ce6">
            <text:p>43,086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22536" table:style-name="ce6">
            <text:p>22,536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33979" table:style-name="ce6">
            <text:p>33,97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36251" table:style-name="ce6">
            <text:p>36,251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35483" table:style-name="ce6">
            <text:p>35,483<text:s/></text:p>
          </table:table-cell>
          <table:table-cell office:value-type="float" office:value="38856" table:style-name="ce6">
            <text:p>38,856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56304" table:style-name="ce6">
            <text:p>56,304<text:s/></text:p>
          </table:table-cell>
          <table:table-cell office:value-type="float" office:value="21258" table:style-name="ce6">
            <text:p>21,258<text:s/></text:p>
          </table:table-cell>
          <table:table-cell office:value-type="float" office:value="33334" table:style-name="ce6">
            <text:p>33,334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58668" table:style-name="ce6">
            <text:p>58,668<text:s/></text:p>
          </table:table-cell>
          <table:table-cell office:value-type="float" office:value="20535" table:style-name="ce6">
            <text:p>20,535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35155" table:style-name="ce6">
            <text:p>35,155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5041" table:style-name="ce6">
            <text:p>5,041<text:s/></text:p>
          </table:table-cell>
          <table:table-cell table:number-columns-repeated="16264"/>
        </table:table-row>
        <table:table-row table:style-name="ro2">
          <table:table-cell office:value-type="date" office:date-value="2022-02-26T00:00:00" table:style-name="ce5">
            <text:p>2022/2/26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36264" table:style-name="ce6">
            <text:p>36,264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11278" table:style-name="ce6">
            <text:p>111,278<text:s/></text:p>
          </table:table-cell>
          <table:table-cell office:value-type="float" office:value="41754" table:style-name="ce6">
            <text:p>41,754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33040" table:style-name="ce6">
            <text:p>33,04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58138" table:style-name="ce6">
            <text:p>58,138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47629" table:style-name="ce6">
            <text:p>47,629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22711" table:style-name="ce6">
            <text:p>22,711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2779" table:style-name="ce6">
            <text:p>2,779<text:s/></text:p>
          </table:table-cell>
          <table:table-cell table:number-columns-repeated="16264"/>
        </table:table-row>
        <table:table-row table:style-name="ro2">
          <table:table-cell office:value-type="date" office:date-value="2022-02-27T00:00:00" table:style-name="ce5">
            <text:p>2022/2/27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30877" table:style-name="ce6">
            <text:p>30,877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11026" table:style-name="ce6">
            <text:p>111,026<text:s/></text:p>
          </table:table-cell>
          <table:table-cell office:value-type="float" office:value="37742" table:style-name="ce6">
            <text:p>37,742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36073" table:style-name="ce6">
            <text:p>36,073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49944" table:style-name="ce6">
            <text:p>49,944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57753" table:style-name="ce6">
            <text:p>57,753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44500" table:style-name="ce6">
            <text:p>44,500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698" table:style-name="ce6">
            <text:p>2,698<text:s/></text:p>
          </table:table-cell>
          <table:table-cell table:number-columns-repeated="16264"/>
        </table:table-row>
        <table:table-row table:style-name="ro2">
          <table:table-cell office:value-type="date" office:date-value="2022-02-28T00:00:00" table:style-name="ce5">
            <text:p>2022/2/28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1867" table:style-name="ce6">
            <text:p>21,867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27405" table:style-name="ce6">
            <text:p>127,405<text:s/></text:p>
          </table:table-cell>
          <table:table-cell office:value-type="float" office:value="33377" table:style-name="ce6">
            <text:p>33,377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32073" table:style-name="ce6">
            <text:p>32,073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44130" table:style-name="ce6">
            <text:p>44,130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47953" table:style-name="ce6">
            <text:p>47,953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41021" table:style-name="ce6">
            <text:p>41,021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296" table:style-name="ce6">
            <text:p>2,296<text:s/></text:p>
          </table:table-cell>
          <table:table-cell table:number-columns-repeated="16264"/>
        </table:table-row>
        <table:table-row table:number-rows-repeated="1048547" table:style-name="ro4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3-10T05:39:26Z</meta:creation-date>
    <dc:date>2022-03-10T05:40:25Z</dc:date>
  </office:meta>
</office:document-meta>
</file>